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style:font-name="Arial Narrow" fo:font-size="8pt" style:font-size-asian="8pt" style:font-size-complex="8pt"/>
    </style:style>
    <style:style style:name="P4" style:family="paragraph" style:parent-style-name="Standard">
      <style:paragraph-properties fo:margin-top="0in" fo:margin-bottom="0in" loext:contextual-spacing="false" fo:text-align="justify" style:justify-single-word="false"/>
      <style:text-properties style:font-name="Arial Narrow" fo:font-size="8pt" style:font-size-asian="8pt" style:font-size-complex="8pt"/>
    </style:style>
    <style:style style:name="P5" style:family="paragraph" style:parent-style-name="Standard">
      <style:paragraph-properties fo:margin-top="0in" fo:margin-bottom="0in" loext:contextual-spacing="false"/>
      <style:text-properties style:font-name="Arial Narrow" fo:font-size="8pt" style:font-size-asian="8pt" style:font-name-complex="Calibri1" style:font-size-complex="8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auto"/>
    </style:style>
    <style:style style:name="T1" style:family="text">
      <style:text-properties style:font-name="Arial Narrow" fo:font-size="8pt" style:font-size-asian="8pt" style:font-name-complex="Calibri1" style:font-size-complex="8pt"/>
    </style:style>
    <style:style style:name="T2" style:family="text">
      <style:text-properties style:font-name="Arial Narrow" fo:font-size="8pt" style:font-size-asian="8pt" style:font-size-complex="8pt"/>
    </style:style>
    <style:style style:name="T3" style:family="text">
      <style:text-properties style:font-name="Arial Narrow" fo:font-size="8pt" fo:font-weight="bold" style:font-size-asian="8pt" style:font-weight-asian="bold" style:font-size-complex="8pt" style:font-weight-complex="bold"/>
    </style:style>
    <style:style style:name="Sect1" style:family="section">
      <style:section-properties text:dont-balance-text-columns="true"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text:span text:style-name="T1">ANEXO E</text:span></text:p>
        <text:p text:style-name="P2"><text:span text:style-name="T1">DISPOSICIONES LEGALES APLICABLES AL CONTRATO NORMATIVO DE FACTORAJE FINANCIERO</text:span></text:p>
        <text:p text:style-name="P3"/>
        <text:p text:style-name="P2"><text:span text:style-name="T2">DEX ONE FOMENTO MÉXICO, S.A.P.I. DE C.V., SOFOM, E.N.R.</text:span></text:p>
        <text:p text:style-name="P5"/>
        <text:p text:style-name="P1"><text:span text:style-name="T1">No. RECA: </text:span></text:p>
        <text:p text:style-name="P5"/>
        <text:p text:style-name="P1"><text:span text:style-name="T1">Ley General de Organizaciones y Actividades Auxiliares del Crédito:</text:span></text:p>
        <text:p text:style-name="P6"><text:span text:style-name="T2">Puedes consultar la legislación en:</text:span></text:p>
        <text:p text:style-name="P1"><text:a xlink:type="simple" xlink:href="http://www.diputados.gob.mx/LeyesBiblio/pdf/139_090318.pdf" text:style-name="ListLabel_20_1" text:visited-style-name="ListLabel_20_1"><text:span text:style-name="Internet_20_link"><text:span text:style-name="T1">http://www.diputados.gob.mx/LeyesBiblio/pdf/139_090318.pdf</text:span></text:span></text:a></text:p>
        <text:p text:style-name="P5"/>
        <text:p text:style-name="P6"><text:span text:style-name="T1">Artículo 56.- La inspección y vigilancia de las organizaciones auxiliares del crédito, casas de cambio y sociedades financieras de objeto múltiple reguladas queda confiada a la Comisión Nacional Bancaria y de Valores, la que tendrá, en lo que no se oponga a esta Ley, respecto de dichas organizaciones auxiliares del crédito, casas de cambio y sociedades financieras de objeto múltiple reguladas, todas las facultades que en materia de inspección y vigilancia le confiere la Ley de Instituciones de Crédito para instituciones de banca múltiple, quien la llevará a cabo sujetándose a lo previsto en su ley, en el Reglamento respectivo y en las demás disposiciones que resulten aplicables.</text:span></text:p>
        <text:p text:style-name="P6"><text:span text:style-name="T1">En lo que respecta a las sociedades financieras de objeto múltiple no reguladas, los centros cambiarios y los transmisores de dinero, la inspección y vigilancia de estas sociedades, se llevará a cabo por la mencionada Comisión, exclusivamente para verificar el cumplimiento de los preceptos a que se refiere el artículo 95 Bis de esta Ley y las disposiciones de carácter general que de éste deriven. </text:span></text:p>
        <text:p text:style-name="P6"><text:span text:style-name="T1">Las organizaciones auxiliares del crédito y casas de cambio deberán rendir a la Secretaría de Hacienda y Crédito Público y a la Comisión Nacional Bancaria y de Valores, en la forma y términos que al efecto establezcan, los informes, documentos y pruebas que sobre su organización, operaciones, contabilidad, inversiones o patrimonio les soliciten para fines de regulación, supervisión, control, inspección, vigilancia, estadística y demás funciones que, conforme a esta Ley u otras disposiciones legales y administrativas, les corresponda ejercer.</text:span></text:p>
        <text:p text:style-name="P5"/>
        <text:p text:style-name="P6"><text:span text:style-name="T3">Ley General de Títulos y Operaciones de Crédito: </text:span></text:p>
        <text:p text:style-name="P6"><text:span text:style-name="T2">Puedes consultar la legislación en:</text:span></text:p>
        <text:p text:style-name="P6"><text:span text:style-name="T2"><text:s/></text:span><text:a xlink:type="simple" xlink:href="http://www.diputados.gob.mx/LeyesBiblio/pdf/145_220618.pdf" text:style-name="ListLabel_20_2" text:visited-style-name="ListLabel_20_2"><text:span text:style-name="Internet_20_link"><text:span text:style-name="T2">http://www.diputados.gob.mx/LeyesBiblio/pdf/145_220618.pdf</text:span></text:span></text:a></text:p>
        <text:p text:style-name="P4"/>
        <text:p text:style-name="P6"><text:span text:style-name="T2">Artículo 170.- El pagaré debe contener: </text:span></text:p>
        <text:p text:style-name="P6"><text:span text:style-name="T2">I.- La mención de ser pagaré, inserta en el texto del documento; </text:span></text:p>
        <text:p text:style-name="P6"><text:span text:style-name="T2">II.- La promesa incondicional de pagar una suma determinada de dinero;</text:span></text:p>
        <text:p text:style-name="P6"><text:span text:style-name="T2">III.- El nombre de la persona a quien ha de hacerse el pago; </text:span></text:p>
        <text:p text:style-name="P6"><text:span text:style-name="T2">IV.- La época y el lugar del pago; </text:span></text:p>
        <text:p text:style-name="P6"><text:span text:style-name="T2">V.- La fecha y el lugar en que se subscriba el documento; y </text:span></text:p>
        <text:p text:style-name="P6"><text:span text:style-name="T2">VI.- La firma del suscriptor o de la persona que firme a su ruego o en su nombre.</text:span></text:p>
        <text:p text:style-name="P4"/>
        <text:p text:style-name="P6"><text:span text:style-name="T2">Artículo 419.- Por virtud del contrato de factoraje, el factorante conviene con el factorado, quien podrá ser persona física o moral, en adquirir derechos de crédito que este último tenga a su favor por un precio determinado o determinable, en moneda nacional o extranjera, independientemente de la fecha y la forma en que se pague, siendo posible pactar cualquiera de las modalidades siguientes: </text:span></text:p>
        <text:p text:style-name="P6"><text:span text:style-name="T2">I. Que el factorado no quede obligado a responder por el pago de los derechos de crédito transmitidos al factorante; o </text:span></text:p>
        <text:p text:style-name="P6"><text:span text:style-name="T2">II. Que el factorado quede obligado solidariamente con el deudor, a responder del pago puntual y oportuno de los derechos de crédito transmitidos al factorante. </text:span></text:p>
        <text:p text:style-name="P6"><text:span text:style-name="T2">La administración y cobranza de los derechos de crédito, objeto de los contratos de factoraje, deberá ser realizada por el factorante o por un tercero a quien éste le haya delegado la misma, en términos del artículo 430. </text:span></text:p>
        <text:p text:style-name="P6"><text:span text:style-name="T2">Todos los derechos de crédito pueden transmitirse a través de un contrato de factoraje financiero, sin el consentimiento del deudor, a menos que la transmisión esté prohibida por la ley, no lo permita la naturaleza del derecho o en los documentos en los que consten los derechos que se van a adquirir se haya convenido expresamente que no pueden ser objeto de una operación de factoraje. </text:span></text:p>
        <text:p text:style-name="P6"><text:span text:style-name="T2">El deudor no puede alegar contra el tercero que el derecho no podía transmitirse mediante contrato de factoraje financiero porque así se había convenido, cuando ese convenio no conste en el título constitutivo del derecho.</text:span></text:p>
        <text:p text:style-name="P4"/>
        <text:p text:style-name="P6"><text:span text:style-name="T2">Artículo 424.- Solo en las operaciones de factoraje financiero a que se refiere la fracción II del artículo 419, los factorados podrán suscribir a la orden del factorante pagarés por el importe total de las obligaciones asumidas por ellos, en cuyo caso deberá hacerse constar en dichos títulos de crédito su procedencia, de manera que queden suficientemente identificados. Estos pagarés serán no negociables, en los términos del artículo 25 de esta Ley. </text:span></text:p>
        <text:p text:style-name="P6"><text:span text:style-name="T2">La suscripción y entrega de dichos pagarés no se considerará como pago o dación en pago de las obligaciones que documenten.</text:span></text:p>
        <text:p text:style-name="P4"/>
        <text:p text:style-name="P6"><text:span text:style-name="T2">Artículo 426. La transmisión de derechos de crédito efectuada con motivo de una operación de factoraje financiero surtirá efectos frente a terceros, desde la fecha en que haya sido inscrita en la Sección Única del Registro Único de Garantías Mobiliarias del Registro Público de Comercio, sin necesidad de que sea otorgada ante fedatario público.</text:span><text:bookmark text:name="_GoBack"/></text:p>
        <text:p text:style-name="P4"/>
        <text:p text:style-name="P6"><text:span text:style-name="T2">Artículo 427.- El factorante deberá notificar al deudor respectivo la transmisión de los derechos de crédito objeto de un contrato de factoraje financiero, excepto en el caso de factoraje en el que se otorgue al factorado mandato de cobranza o se conceda a este último la facultad de llevar a cabo la cobranza del crédito correspondiente. La notificación deberá hacerse a través de cualquiera de las formas siguientes: </text:span></text:p>
        <text:p text:style-name="P6"><text:span text:style-name="T2">I. Entrega del documento o documentos comprobatorios del derecho de crédito en los que conste el sello o leyenda relativa a la transmisión y acuse de recibo por el deudor mediante contraseña, contrarrecibo o cualquier otro signo inequívoco de recepción;</text:span></text:p>
        <text:p text:style-name="P6"><text:span text:style-name="T2">II. Comunicación por correo certificado con acuse de recibo, telegrama, télex o telefacsímil, contraseñados que deje evidencia de su recepción por parte del deudor; </text:span></text:p>
        <text:p text:style-name="P6"><text:span text:style-name="T2">III. Notificación realizada por fedatario público; y </text:span></text:p>
        <text:p text:style-name="P6"><text:span text:style-name="T2">IV. Mensajes de datos, en los términos del Título Segundo del Libro Segundo del Código de Comercio.</text:span></text:p>
        <text:p text:style-name="P6"><text:span text:style-name="T2">Cuando se trate de notificaciones que deban surtir efectos en el extranjero, el factorante las podrá efectuar a través de los medios señalados en las fracciones anteriores de este artículo o por mensajería con acuse de recibo o por los medios establecidos de conformidad con lo dispuesto por los tratados o acuerdos internacionales suscritos por los Estados Unidos Mexicanos.</text:span></text:p>
        <text:p text:style-name="P6"><text:span text:style-name="T2">Las notificaciones surtirán sus efectos el día hábil siguiente a aquél en que fueron hechas y, al practicarlas, deberá proporcionarse al interesado copia del acto que se notifique.</text:span></text:p>
        <text:p text:style-name="P6"><text:span text:style-name="T2">En los casos señalados, la notificación deberá ser realizada en el domicilio del deudor, y podrá efectuarse con su representante legal o cualquiera de sus dependientes o empleados. Toda notificación personal, realizada con quien deba entenderse, será legalmente válida aún cuando no se efectúe en el domicilio respectivo.</text:span></text:p>
        <text:p text:style-name="P6"><text:span text:style-name="T2">Para los efectos de la notificación a que alude el párrafo anterior, se tendrá por domicilio del deudor el que se señale en los documentos en que consten los derechos de crédito objeto de los contratos de factoraje. En cuanto al lugar de notificación, se estará a lo dispuesto en el Código de Comercio cuando la notificación se realice por medio de mensaje de datos en términos de dicho ordenamiento. </text:span></text:p>
        <text:p text:style-name="P6"><text:span text:style-name="T2">En el caso de sociedades en liquidación en las que se hubieran nombrado varios liquidadores, las notificaciones o diligencias que deban efectuarse con aquellas podrán practicarse válidamente con cualquiera de éstos. </text:span></text:p>
        <text:p text:style-name="P6"><text:span text:style-name="T2">La notificación se tendrá por realizada al expedir los deudores contraseña, sello o cualquier signo inequívoco de haberla recibido por alguno de los medios señalados en el presente artículo. Asimismo, el pago que haga el deudor o su representante legal al factorante surtirá efectos de notificación en forma desde la fecha en que se realice dicho pago.</text:span></text:p>
        <text:p text:style-name="P4"/>
        <text:p text:style-name="P6"><text:span text:style-name="T3">Código Civil Federal. </text:span></text:p>
        <text:p text:style-name="P6"><text:span text:style-name="T2">Puedes consultar la legislación en:</text:span></text:p>
        <text:p text:style-name="P6"><text:span text:style-name="T2"><text:s/></text:span><text:a xlink:type="simple" xlink:href="http://www.diputados.gob.mx/LeyesBiblio/pdf/2_030619.pdf" text:style-name="ListLabel_20_2" text:visited-style-name="ListLabel_20_2"><text:span text:style-name="Internet_20_link"><text:span text:style-name="T2">http://www.diputados.gob.mx/LeyesBiblio/pdf/2_030619.pdf</text:span></text:span></text:a></text:p>
        <text:p text:style-name="P4"/>
        <text:p text:style-name="P6"><text:span text:style-name="T2">Artículo 2036.- En los casos a que se refiere el artículo 2033, para que el cesionario pueda ejercitar sus derechos contra el deudor, deberá hacer a éste la notificación de la cesión, ya sea judicialmente, ya en lo extrajudicial, ante dos testigos o ante notario.</text:span></text:p>
        <text:p text:style-name="P4"/>
        <text:p text:style-name="P6"><text:span text:style-name="T2">Artículo 2038.- Si el deudor está presente a la cesión y no se opone a ella, o si estando ausente la ha aceptado, y esto se prueba, se tendrá por hecha la notificación.</text:span></text:p>
        <text:p text:style-name="P4"/>
        <text:p text:style-name="P6"><text:span text:style-name="T2">Artículo 2518.- Los depositarios de títulos, valores, efectos o documentos que devenguen intereses, quedan obligados a realizar el cobro de éstos en las épocas de su vencimiento, así como también a practicar cuantos actos sean necesarios </text:span><text:soft-page-break/><text:span text:style-name="T2">para que los efectos depositados conserven el valor y los derechos que les correspondan con arreglo a las leyes.</text:span></text:p>
        <text:p text:style-name="P4"/>
        <text:p text:style-name="P6"><text:span text:style-name="T2">Artículo 2522.- El depositario está obligado a conservar la cosa objeto del depósito, según la reciba, y a devolverla cuando el depositante se lo pida, aunque al constituirse el depósito se hubiere fijado plazo y éste no hubiere llegado. </text:span></text:p>
        <text:p text:style-name="P6"><text:span text:style-name="T2">En la conservación del depósito responderá el depositario de los menoscabos, daños y perjuicios que las cosas depositadas sufrieren por su malicia o negligencia.</text:span></text:p>
        <text:p text:style-name="P4"/>
        <text:p text:style-name="P6"><text:span text:style-name="T2">Artículo 2926.- El crédito puede cederse, en todo o en parte, siempre que la cesión se haga en la forma que para la constitución de la hipoteca previene el artículo 2917, se dé conocimiento al deudor y sea inscrita en el Registro. </text:span></text:p>
        <text:p text:style-name="P6"><text:span text:style-name="T2">Si la hipoteca se ha constituido para garantizar obligaciones a la orden, puede transmitirse por endoso del título, sin necesidad de notificación al deudor, ni de registro. La hipoteca constituida para garantizar obligaciones al portador, se transmitirá por la simple entrega del título sin ningún otro requisito. </text:span></text:p>
        <text:p text:style-name="P6"><text:span text:style-name="T2">Las instituciones del sistema bancario mexicano, actuando en nombre propio o como fiduciarias, las demás entidades financieras, y los institutos de seguridad social, podrán ceder sus créditos con garantía hipotecaria, sin necesidad de notificación al deudor, de escritura pública, ni de inscripción en el Registro, siempre que el cedente lleve la administración de los créditos. En caso de que el cedente deje de llevar la administración de los créditos, el cesionario deberá únicamente notificar por escrito la cesión al deudor. </text:span></text:p>
        <text:p text:style-name="P6"><text:span text:style-name="T2">En los supuestos previstos en los dos párrafos anteriores, la inscripción de la hipoteca a favor del acreedor original se considerará hecha a favor de el o los cesionarios referidos en tales párrafos, quienes tendrán todos los derechos y acciones derivados de ésta.</text:span></text:p>
        <text:p text:style-name="P4"/>
        <text:p text:style-name="P6"><text:span text:style-name="T3">Código de Comercio.</text:span></text:p>
        <text:p text:style-name="P6"><text:span text:style-name="T2">Puedes consultar la legislación en:</text:span></text:p>
        <text:p text:style-name="P6"><text:span text:style-name="T2"><text:s/></text:span><text:a xlink:type="simple" xlink:href="http://www.diputados.gob.mx/LeyesBiblio/pdf/3_301219.pdf" text:style-name="ListLabel_20_2" text:visited-style-name="ListLabel_20_2"><text:span text:style-name="Internet_20_link"><text:span text:style-name="T2">http://www.diputados.gob.mx/LeyesBiblio/pdf/3_301219.pdf</text:span></text:span></text:a></text:p>
        <text:p text:style-name="P4"/>
        <text:p text:style-name="P6"><text:span text:style-name="T2">Artículo 89.- Las disposiciones de este Título regirán en toda la República Mexicana en asuntos del orden comercial, sin perjuicio de lo dispuesto en los tratados internacionales de los que México sea parte.</text:span></text:p>
        <text:p text:style-name="P6"><text:span text:style-name="T2">Las actividades reguladas por este Título se someterán en su interpretación y aplicación a los principios de neutralidad tecnológica, autonomía de la voluntad, compatibilidad internacional y equivalencia funcional del Mensaje de Datos en relación con la información documentada en medios no electrónicos y de la Firma Electrónica en relación con la firma autógrafa.</text:span></text:p>
        <text:p text:style-name="P6"><text:span text:style-name="T2">En los actos de comercio y en la formación de los mismos podrán emplearse los medios electrónicos, ópticos o cualquier otra tecnología. Para efecto del presente Código, se deberán tomar en cuenta las siguientes definiciones:</text:span></text:p>
        <text:p text:style-name="P6"><text:span text:style-name="T2">Certificado: Todo Mensaje de Datos u otro registro que confirme el vínculo entre un Firmante y los datos de creación de Firma Electrónica.</text:span></text:p>
        <text:p text:style-name="P6"><text:span text:style-name="T2">Datos de Creación de Firma Electrónica: Son los datos únicos, como códigos o claves criptográficas privadas, que el Firmante genera de manera secreta y utiliza para crear su Firma Electrónica, a fin de lograr el vínculo entre dicha Firma Electrónica y el Firmante.</text:span></text:p>
        <text:p text:style-name="P6"><text:span text:style-name="T2">Destinatario: La persona designada por el Emisor para recibir el Mensaje de Datos, pero que no esté actuando a título de Intermediario con respecto a dicho Mensaje.</text:span></text:p>
        <text:p text:style-name="P6"><text:span text:style-name="T2">Digitalización: Migración de documentos impresos a mensaje de datos, de acuerdo con lo dispuesto en la norma oficial mexicana sobre digitalización y conservación de mensajes de datos que para tal efecto emita la Secretaría.</text:span></text:p>
        <text:p text:style-name="P6"><text:span text:style-name="T2">Definición adicionada DOF 07-04-2016</text:span></text:p>
        <text:p text:style-name="P6"><text:span text:style-name="T2">Emisor: Toda persona que, al tenor del Mensaje de Datos, haya actuado a nombre propio o en cuyo nombre se haya enviado o generado ese mensaje antes de ser archivado, si éste es el caso, pero que no haya actuado a título de Intermediario.</text:span></text:p>
        <text:p text:style-name="P6"><text:span text:style-name="T2">Firma Electrónica: Los datos en forma electrónica consignados en un Mensaje de Datos, o adjuntados o lógicamente asociados al mismo por cualquier tecnología, que son utilizados para identificar al Firmante en relación con el Mensaje de Datos e indicar que el Firmante aprueba la información contenida en el Mensaje de Datos, y que produce los mismos efectos jurídicos que la firma autógrafa, siendo admisible como prueba en juicio.</text:span></text:p>
        <text:p text:style-name="P6"><text:span text:style-name="T2">Firma Electrónica Avanzada o Fiable: Aquella Firma Electrónica que cumpla con los requisitos contemplados en las fracciones I a IV del artículo 97.</text:span></text:p>
        <text:p text:style-name="P6"><text:span text:style-name="T2">En aquellas disposiciones que se refieran a Firma Digital, se considerará a ésta como una especie de la Firma Electrónica.</text:span></text:p>
        <text:p text:style-name="P6"><text:span text:style-name="T2">Firmante: La persona que posee los datos de la creación de la firma y que actúa en nombre propio o de la persona a la que representa.</text:span></text:p>
        <text:p text:style-name="P6"><text:span text:style-name="T2">Intermediario: En relación con un determinado Mensaje de Datos, se entenderá toda persona que, actuando por cuenta de otra, envíe, reciba o archive dicho Mensaje o preste algún otro servicio <text:s/>con respecto a él.</text:span></text:p>
        <text:p text:style-name="P6"><text:span text:style-name="T2">Mensaje de Datos: La información generada, enviada, recibida o archivada por medios electrónicos, ópticos o cualquier otra tecnología.</text:span></text:p>
        <text:p text:style-name="P6"><text:span text:style-name="T2">Parte que Confía: La persona que, siendo o no el Destinatario, actúa sobre la base de un Certificado o de una Firma Electrónica.</text:span></text:p>
        <text:p text:style-name="P6"><text:span text:style-name="T2">Prestador de Servicios de Certificación: La persona o institución pública que preste servicios relacionados con firmas electrónicas, expide los certificados o presta servicios relacionados como la conservación de mensajes de datos, el sellado digital de tiempo y la digitalización de documentos impresos, en los términos que se establezca en la norma oficial mexicana sobre digitalización y conservación de mensajes de datos que para tal efecto emita la Secretaría.</text:span></text:p>
        <text:p text:style-name="P6"><text:span text:style-name="T2">Secretaría: Se entenderá la Secretaría de Economía.</text:span></text:p>
        <text:p text:style-name="P6"><text:span text:style-name="T2">Sello Digital de Tiempo: El registro que prueba que un dato existía antes de la fecha y hora de emisión del citado Sello, en los términos que se establezca en la norma oficial mexicana sobre digitalización y conservación de mensajes de datos que para tal efecto emita la Secretaría.</text:span></text:p>
        <text:p text:style-name="P6"><text:span text:style-name="T2">Sistema de Información: Se entenderá todo sistema utilizado para generar, enviar, recibir, archivar o procesar de alguna otra forma Mensajes de Datos.</text:span></text:p>
        <text:p text:style-name="P6"><text:span text:style-name="T2">Titular del Certificado: Se entenderá a la persona a cuyo favor fue expedido el Certificado.</text:span></text:p>
        <text:p text:style-name="P6"><text:span text:style-name="T2">Artículo 89 bis.- No se negarán efectos jurídicos, validez o fuerza obligatoria a cualquier tipo de información por la sola razón de que esté contenida en un Mensaje de Datos. Por tanto, dichos mensajes podrán ser utilizados como medio probatorio en cualquier diligencia ante autoridad legalmente reconocida, y surtirán los mismos efectos jurídicos que la documentación impresa, siempre y cuando los mensajes de datos se ajusten a las disposiciones de este Código y a los lineamientos normativos correspondientes.</text:span></text:p>
        <text:p text:style-name="P4"/>
        <text:p text:style-name="P6"><text:span text:style-name="T2">Artículo 90.- Se presumirá que un Mensaje de Datos proviene del Emisor si ha sido enviado:</text:span></text:p>
        <text:p text:style-name="P6"><text:span text:style-name="T2">I. Por el propio Emisor;</text:span></text:p>
        <text:p text:style-name="P6"><text:span text:style-name="T2">II. Usando medios de identificación, tales como claves o contraseñas del Emisor o por alguna persona facultada para actuar en nombre del Emisor respecto a ese Mensaje de Datos, o</text:span></text:p>
        <text:p text:style-name="P6"><text:span text:style-name="T2">III. Por un Sistema de Información programado por el Emisor o en su nombre para que opere automáticamente.</text:span></text:p>
        <text:p text:style-name="P4"/>
        <text:p text:style-name="P6"><text:span text:style-name="T2">Artículo 90 bis.- Se presume que un Mensaje de Datos ha sido enviado por el Emisor y, por lo tanto, el Destinatario o la Parte que Confía, en su caso, podrá actuar en consecuencia, cuando:</text:span></text:p>
        <text:p text:style-name="P6"><text:span text:style-name="T2">I. Haya aplicado en forma adecuada el procedimiento acordado previamente con el Emisor, con el fin de establecer que el Mensaje de Datos provenía efectivamente de éste, o</text:span></text:p>
        <text:p text:style-name="P6"><text:span text:style-name="T2">II. El Mensaje de Datos que reciba el Destinatario o la Parte que Confía, resulte de los actos de un Intermediario que le haya dado acceso a algún método utilizado por el Emisor para identificar un Mensaje de Datos como propio.</text:span></text:p>
        <text:p text:style-name="P6"><text:span text:style-name="T2">Lo dispuesto en el presente artículo no se aplicará:</text:span></text:p>
        <text:p text:style-name="P6"><text:span text:style-name="T2">I. A partir del momento en que el Destinatario o la Parte que Confía, haya sido informado por el Emisor de que el Mensaje de Datos no provenía de éste, y haya dispuesto de un plazo razonable para actuar en consecuencia, o</text:span></text:p>
        <text:p text:style-name="P6"><text:span text:style-name="T2">II. A partir del momento en que el Destinatario o la Parte que Confía, tenga conocimiento, o debiere tenerlo, de haber actuado con la debida diligencia o aplicado algún método convenido, que el Mensaje de Datos no provenía del Emisor.</text:span></text:p>
        <text:p text:style-name="P6"><text:span text:style-name="T2">Salvo prueba en contrario y sin perjuicio del uso de cualquier otro método de verificación de la identidad del Emisor, se presumirá que se actuó con la debida diligencia si el método que usó el Destinatario o la Parte que Confía cumple con los requisitos establecidos en este Código para la verificación de la fiabilidad de las Firmas Electrónicas. Cuando se acuerde el uso de comunicaciones electrónicas certificadas, éstas deberán realizarse conforme a los requisitos previstos en la Norma Oficial Mexicana a que se refiere el artículo 49 del Código de Comercio.</text:span></text:p>
        <text:p text:style-name="P4"/>
        <text:p text:style-name="P6"><text:span text:style-name="T2">Artículo 91.- Salvo pacto en contrario entre el Emisor y el Destinatario, el momento de recepción de un Mensaje de Datos se determinará como sigue:</text:span></text:p>
        <text:p text:style-name="P6"><text:span text:style-name="T2">I. Si el Destinatario ha designado un Sistema de Información para la recepción de Mensajes de Datos, ésta tendrá lugar en el momento en que ingrese en dicho Sistema de Información;</text:span></text:p>
        <text:p text:style-name="P6"><text:span text:style-name="T2">II. De enviarse el Mensaje de Datos a un Sistema de Información del Destinatario que no sea el Sistema de Información designado, o de no haber un Sistema de </text:span><text:soft-page-break/><text:span text:style-name="T2">Información designado, en el momento en que <text:s/>el Destinatario recupere el Mensaje de Datos, o</text:span></text:p>
        <text:p text:style-name="P6"><text:span text:style-name="T2">III. Si el Destinatario no ha designado un Sistema de Información, la recepción tendrá lugar cuando el Mensaje de Datos ingrese a un Sistema de Información del Destinatario.</text:span></text:p>
        <text:p text:style-name="P6"><text:span text:style-name="T2">Lo dispuesto en este artículo será aplicable aun cuando el Sistema de Información esté ubicado en un lugar distinto de donde se tenga por recibido el Mensaje de Datos conforme al artículo 94.</text:span></text:p>
        <text:p text:style-name="P6"><text:span text:style-name="T2">Cuando se acuerde el uso de comunicaciones electrónicas certificadas, éstas deberán realizarse conforme a los requisitos previstos en la Norma Oficial Mexicana a que se refiere el artículo 49 del Código de Comercio.</text:span></text:p>
        <text:p text:style-name="P4"/>
        <text:p text:style-name="P6"><text:span text:style-name="T2">Artículo 91 bis.- Salvo pacto en contrario entre el Emisor y el Destinatario, el Mensaje de Datos se tendrá por expedido cuando ingrese en un Sistema de Información que no esté bajo el control del Emisor o del Intermediario.</text:span></text:p>
        <text:p text:style-name="P4"/>
        <text:p text:style-name="P6"><text:span text:style-name="T2">Artículo 92.- En lo referente a acuse de recibo de Mensajes de Datos, se estará a lo siguiente:</text:span></text:p>
        <text:p text:style-name="P6"><text:span text:style-name="T2">I. Si al enviar o antes de enviar un Mensaje de Datos, el Emisor solicita o acuerda con el Destinatario que se acuse recibo del Mensaje de Datos, pero no se ha acordado entre éstos una forma o método determinado para efectuarlo, se podrá acusar recibo mediante:</text:span></text:p>
        <text:p text:style-name="P6"><text:span text:style-name="T2">a) Toda comunicación del Destinatario, automatizada o no, o</text:span></text:p>
        <text:p text:style-name="P6"><text:span text:style-name="T2">b) Todo acto del Destinatario, que baste para indicar al Emisor que se ha recibido el Mensaje de Datos.</text:span></text:p>
        <text:p text:style-name="P6"><text:span text:style-name="T2">II. Cuando el Emisor haya indicado que los efectos del Mensaje de Datos estarán condicionados a la recepción de un acuse de recibo, se considerará que el Mensaje de Datos no ha sido enviado en tanto que no se haya recibido el acuse de recibo en el plazo fijado por el Emisor o dentro de un plazo razonable atendiendo a la naturaleza del negocio, a partir del momento del envío del Mensaje de Datos;</text:span></text:p>
        <text:p text:style-name="P6"><text:span text:style-name="T2">III. Cuando el Emisor haya solicitado o acordado con el Destinatario que se acuse recibo del Mensaje de Datos, independientemente de la forma o método determinado para efectuarlo, salvo que:</text:span></text:p>
        <text:p text:style-name="P6"><text:span text:style-name="T2">a) El Emisor no haya indicado expresamente que los efectos del Mensaje de Datos estén condicionados a la recepción del acuse de recibo, y</text:span></text:p>
        <text:p text:style-name="P6"><text:span text:style-name="T2">b) No se haya recibido el acuse de recibo en el plazo solicitado o acordado o, en su defecto, dentro de un plazo razonable atendiendo a la naturaleza del negocio.</text:span></text:p>
        <text:p text:style-name="P6"><text:span text:style-name="T2">El Emisor podrá dar aviso al Destinatario de que no ha recibido el acuse de recibo solicitado o acordado y fijar un nuevo plazo razonable para su recepción, contado a partir del momento de este aviso. Cuando el Emisor reciba acuse de recibo del Destinatario, se presumirá que éste ha recibido el Mensaje de Datos correspondiente;</text:span></text:p>
        <text:p text:style-name="P6"><text:span text:style-name="T2">IV. Cuando en el acuse de recibo se indique que el Mensaje de Datos recibido cumple con los requisitos técnicos convenidos o establecidos en ley, se presumirá que ello es así.</text:span></text:p>
        <text:p text:style-name="P6"><text:span text:style-name="T2">V. Cuando se acuerde el uso de comunicaciones electrónicas certificadas, éstas deberán realizarse conforme a los requisitos previstos en la Norma Oficial Mexicana a que se refiere el artículo 49 del Código de Comercio.</text:span></text:p>
        <text:p text:style-name="P4"/>
        <text:p text:style-name="P6"><text:span text:style-name="T2">Artículo 93.- Cuando la ley exija la forma escrita para los actos, convenios o contratos, este supuesto se tendrá por cumplido tratándose de Mensaje de Datos, siempre que la información en él contenida se mantenga íntegra y sea accesible para su ulterior consulta, sin importar el formato en el que se encuentre o represente.</text:span></text:p>
        <text:p text:style-name="P6"><text:span text:style-name="T2">Cuando adicionalmente la ley exija la firma de las partes, dicho requisito se tendrá por cumplido tratándose de Mensaje de Datos, siempre que éste sea atribuible a dichas partes.</text:span></text:p>
        <text:p text:style-name="P6"><text:span text:style-name="T2">En los casos en que la ley establezca como requisito que un acto jurídico deba otorgarse en instrumento ante fedatario público, éste y las partes obligadas podrán, a través de Mensajes de Datos, expresar los términos exactos en que las partes han decidido obligarse, en cuyo caso el fedatario público deberá hacer constar en el propio instrumento los elementos a través de los cuales se atribuyen dichos mensajes a las partes y conservar bajo su resguardo una versión íntegra de los mismos para su ulterior consulta, otorgando dicho instrumento de conformidad con la legislación aplicable que lo rige.</text:span></text:p>
        <text:p text:style-name="P4"/>
        <text:p text:style-name="P6"><text:span text:style-name="T2">Artículo 93 bis.- Sin perjuicio de lo dispuesto en el artículo 49 de este Código, cuando la ley requiera que la información sea presentada y conservada en su forma original, ese requisito quedará satisfecho respecto a un Mensaje de Datos:</text:span></text:p>
        <text:p text:style-name="P6"><text:span text:style-name="T2">I. Si existe garantía confiable de que se ha conservado la integridad de la información, a partir del momento en que se generó por primera vez en su forma definitiva, como Mensaje de Datos o en alguna otra forma, y</text:span></text:p>
        <text:p text:style-name="P6"><text:span text:style-name="T2">II. De requerirse que la información sea presentada, si dicha información puede ser mostrada a la persona a la que se deba presentar.</text:span></text:p>
        <text:p text:style-name="P4"/>
        <text:p text:style-name="P6"><text:span text:style-name="T2">Para efectos de este artículo, se considerará que el contenido de un Mensaje de Datos es íntegro, si éste ha permanecido completo e inalterado independientemente de los cambios que hubiere podido sufrir el medio que lo contiene, resultado del proceso de comunicación, archivo o presentación. El grado de confiabilidad requerido será determinado conforme a los fines para los que se generó la información y de todas las circunstancias relevantes del caso.</text:span></text:p>
        <text:p text:style-name="P6"><text:span text:style-name="T2">Artículo adicionado DOF 29-08-2003</text:span></text:p>
        <text:p text:style-name="P4"/>
        <text:p text:style-name="P6"><text:span text:style-name="T2">Artículo 94.- Salvo pacto en contrario entre el Emisor y el Destinatario, el Mensaje de Datos se tendrá por expedido en el lugar donde el Emisor tenga su establecimiento y por recibido en el lugar donde el Destinatario tenga el suyo. Para los fines del presente artículo:</text:span></text:p>
        <text:p text:style-name="P6"><text:span text:style-name="T2">I. Si el Emisor o el Destinatario tienen más de un establecimiento, su establecimiento será el que guarde una relación más estrecha con la operación subyacente o, de no haber una operación subyacente, su establecimiento principal, y</text:span></text:p>
        <text:p text:style-name="P6"><text:span text:style-name="T2">II. Si el Emisor o el Destinatario no tienen establecimiento, se tendrá en cuenta su lugar de residencia habitual.</text:span></text:p>
        <text:p text:style-name="P4"/>
        <text:p text:style-name="P6"><text:span text:style-name="T2">Artículo 95.- Conforme al artículo 90, siempre que se entienda que el Mensaje de Datos proviene del Emisor, o que el Destinatario tenga derecho a actuar con arreglo a este supuesto, dicho Destinatario tendrá derecho a considerar que el Mensaje de Datos recibido corresponde al que quería enviar el iniciador, y podrá proceder en consecuencia. El Destinatario no gozará de este derecho si sabía o hubiera sabido, de haber actuado con la debida diligencia, o de haber aplicado algún método previamente acordado, que la transmisión había dado lugar a un error en el Mensaje de Datos recibido.</text:span></text:p>
        <text:p text:style-name="P6"><text:span text:style-name="T2">Se presume que cada Mensaje de Datos recibido es un Mensaje de Datos diferente, salvo que el Destinatario sepa, o debiera saber, de haber actuado con la debida diligencia, o de haber aplicado algún método previamente acordado, que el nuevo Mensaje de Datos era un duplicado.</text:span></text:p>
        <text:p text:style-name="P4"/>
        <text:p text:style-name="P6"><text:span text:style-name="T2">Artículo 95 bis 1.- Para el caso de los servicios de digitalización se estará a lo siguiente:</text:span></text:p>
        <text:p text:style-name="P6"><text:span text:style-name="T2">a. En todo caso, los documentos podrán ser digitalizados en el formato que determine el comerciante.</text:span></text:p>
        <text:p text:style-name="P6"><text:span text:style-name="T2">b. Una vez concluida la digitalización del documento, deberá acompañarse al mismo, así como a cada uno de los anexos que en su caso se generen, la firma electrónica avanzada del comerciante, y del prestador de servicios de certificación que ejecutó las actividades de digitalización, en caso de que así haya sido.</text:span></text:p>
        <text:p text:style-name="P6"><text:span text:style-name="T2">c. Cuando un prestador de servicios de certificación realice la digitalización de un documento, habrá presunción legal sobre el adecuado cumplimiento de las disposiciones legales y normativas relativas a dicho proceso, salvo prueba en contrario.</text:span></text:p>
        <text:p text:style-name="P6"><text:span text:style-name="T2">d. La información que en virtud de acuerdos contractuales quede en poder de un prestador de servicios de certificación, se regirá por lo dispuesto en la Ley Federal de Protección de Datos Personales en Posesión de los Particulares.</text:span></text:p>
        <text:p text:style-name="P6"><text:span text:style-name="T2">e. En todo caso, el prestador de servicios de certificación que ejecutó las actividades de digitalización deberá mantener la confidencialidad de la información, salvo por mandato judicial.</text:span></text:p>
        <text:p text:style-name="P4"/>
        <text:p text:style-name="P6"><text:span text:style-name="T2">Artículo 95 bis 2.- En materia de conservación de mensajes de datos, será responsabilidad estricta del comerciante mantenerlos bajo su control, acceso y resguardo directo, a fin de que su ulterior consulta pueda llevarse a cabo en cualquier momento.</text:span></text:p>
        <text:p text:style-name="P4"/>
        <text:p text:style-name="P6"><text:span text:style-name="T2">Artículo 95 bis 3.- En el caso de documentos digitalizados o almacenados por prestadores de servicios de certificación, se necesitará que éstos cuenten con acreditación para realizar sus actividades a que hace referencia el artículo 102 de este Código.</text:span></text:p>
        <text:p text:style-name="P4"/>
        <text:p text:style-name="P6"><text:span text:style-name="T2">Artículo 95 bis 4.- En caso que los servicios de digitalización sean contratados a un prestador de servicios de certificación, éste presumirá la buena fe del contratante, así como la legitimidad de los documentos que le son confiados a digitalizar, limitándose a reflejarlos fiel e íntegramente en los medios electrónicos que le sean </text:span><text:soft-page-break/><text:span text:style-name="T2">solicitados, bajo las penas en que incurren aquellos que cometen delitos en materia de falsificación de documentos.</text:span></text:p>
        <text:p text:style-name="P6"><text:span text:style-name="T2">Contra la entrega de la información digitalizada y su correspondiente cotejo, el contratante deberá firmar una cláusula de satisfacción del servicio prestado, y proceder a adjuntar su firma electrónica avanzada a la información.</text:span></text:p>
        <text:p text:style-name="P6"><text:span text:style-name="T2">Si el contratante no adjunta su firma electrónica avanzada a la información digitalizada, ésta no podrá surtir efecto legal alguno, y será de carácter meramente informativo.</text:span></text:p>
        <text:p text:style-name="P6"><text:span text:style-name="T2">Asimismo, el prestador de servicios deberá implementar el mecanismo tecnológico necesario, a fin de que, una vez digitalizado y entregado el documento electrónico a satisfacción del cliente, éste no pueda ser modificado, alterado, enmendado o corregido de modo alguno, en los términos que se establezca en la norma oficial mexicana sobre digitalización y conservación de mensajes de datos que para tal efecto emita la Secretaría.</text:span></text:p>
        <text:p text:style-name="P4"/>
        <text:p text:style-name="P6"><text:span text:style-name="T2">Artículo 95 bis 5.- Se presumirá que aquellos prestadores de servicios de certificación que ofrezcan el servicio de almacenamiento de mensajes de datos, cuentan con los medios tecnológicos suficientes para garantizar razonablemente a los contratantes que la información bajo su control podrá ser ulteriormente consultada en cualquier tiempo, a no ser que existan causas demostradas de fuerza mayor o que no sean imputables al Prestador de Servicios autorizado.</text:span></text:p>
        <text:p text:style-name="P4"/>
        <text:p text:style-name="P6"><text:span text:style-name="T2">Artículo 95 bis 6.- Para los efectos de este Título, la Secretaría tendrá las siguientes facultades:</text:span></text:p>
        <text:p text:style-name="P6"><text:span text:style-name="T2">I. Expedir y revocar las acreditaciones como Prestadores de Servicios de Certificación a que se refieren los artículos 95 Bis 3, 100 y 102 de este Código, y</text:span></text:p>
        <text:p text:style-name="P6"><text:span text:style-name="T2">II. Podrá verificar en cualquier tiempo el adecuado desarrollo de las operaciones de los prestadores de servicios de certificación.</text:span></text:p>
        <text:p text:style-name="P6"><text:span text:style-name="T2">Artículo adicionado DOF 07-04-2016</text:span></text:p>
        <text:p text:style-name="P4"/>
        <text:p text:style-name="P6"><text:span text:style-name="T2">Artículo 96.- Las disposiciones del presente Código serán aplicadas de modo que no excluyan, restrinjan o priven de efecto jurídico cualquier método para crear una Firma Electrónica.</text:span></text:p>
        <text:p text:style-name="P4"/>
        <text:p text:style-name="P6"><text:span text:style-name="T2">Artículo 97.- Cuando la ley requiera o las partes acuerden la existencia de una Firma en relación con un Mensaje de Datos, se entenderá satisfecho dicho requerimiento si se utiliza una Firma Electrónica que resulte apropiada para los fines para los cuales se generó o comunicó ese Mensaje de Datos.</text:span></text:p>
        <text:p text:style-name="P6"><text:span text:style-name="T2">La Firma Electrónica se considerará Avanzada o Fiable si cumple por lo menos los siguientes requisitos:</text:span></text:p>
        <text:p text:style-name="P6"><text:span text:style-name="T2">I. Los Datos de Creación de la Firma, en el contexto en que son utilizados, corresponden exclusivamente al Firmante;</text:span></text:p>
        <text:p text:style-name="P6"><text:span text:style-name="T2">II. Los Datos de Creación de la Firma estaban, en el momento de la firma, bajo el control exclusivo del Firmante;</text:span></text:p>
        <text:p text:style-name="P6"><text:span text:style-name="T2">III. Es posible detectar cualquier alteración de la Firma Electrónica hecha después del momento de la firma, y</text:span></text:p>
        <text:p text:style-name="P6"><text:span text:style-name="T2">IV. Respecto a la integridad de la información de un Mensaje de Datos, es posible detectar cualquier alteración de ésta hecha después del momento de la firma.</text:span></text:p>
        <text:p text:style-name="P6"><text:span text:style-name="T2">Lo dispuesto en el presente artículo se entenderá sin perjuicio de la posibilidad de que cualquier persona demuestre de cualquier otra manera la fiabilidad de una Firma Electrónica; o presente pruebas de que una Firma Electrónica no es fiable.</text:span></text:p>
        <text:p text:style-name="P4"/>
        <text:p text:style-name="P6"><text:span text:style-name="T2">Artículo 98.- Los Prestadores de Servicios de Certificación determinarán y harán del conocimiento de los usuarios si las Firmas Electrónicas Avanzadas o Fiables que les ofrecen cumplen o no los requerimientos dispuestos en las fracciones I a IV del artículo 97.</text:span></text:p>
        <text:p text:style-name="P6"><text:span text:style-name="T2">La determinación que se haga, con arreglo al párrafo anterior, deberá ser compatible con las normas y criterios internacionales reconocidos.</text:span></text:p>
        <text:p text:style-name="P6"><text:span text:style-name="T2">Lo dispuesto en el presente artículo se entenderá sin perjuicio de la aplicación de las normas del derecho internacional privado.</text:span></text:p>
        <text:p text:style-name="P4"/>
        <text:p text:style-name="P6"><text:span text:style-name="T2">Artículo 99.- El Firmante deberá:</text:span></text:p>
        <text:p text:style-name="P6"><text:span text:style-name="T2">I. Cumplir las obligaciones derivadas del uso de la Firma Electrónica;</text:span></text:p>
        <text:p text:style-name="P6"><text:span text:style-name="T2">II. Actuar con diligencia y establecer los medios razonables para evitar la utilización no autorizada de los Datos de Creación de la Firma;</text:span></text:p>
        <text:p text:style-name="P6"><text:span text:style-name="T2">III. Cuando se emplee un Certificado en relación con una Firma Electrónica, actuar con diligencia razonable para cerciorarse de que todas las declaraciones que haya hecho en relación con el Certificado, con su vigencia, o que hayan sido consignadas en el mismo, son exactas.</text:span></text:p>
        <text:p text:style-name="P6"><text:span text:style-name="T2">El Firmante será responsable de las consecuencias jurídicas que deriven por no cumplir oportunamente las obligaciones previstas en el presente artículo, y</text:span></text:p>
        <text:p text:style-name="P6"><text:span text:style-name="T2">IV. Responder por las obligaciones derivadas del uso no autorizado de su firma, cuando no hubiere obrado con la debida diligencia para impedir su utilización, salvo que el Destinatario conociere de la inseguridad de la Firma Electrónica o no hubiere actuado con la debida diligencia.</text:span></text:p>
        <text:p text:style-name="P6"><text:span text:style-name="T2">Artículo 304.- Salvo pacto en contrario, todo comisionista tiene derecho a ser remunerado por su trabajo. En caso de no existir estipulación previa, el monto de la remuneración se regulará por el uso de la plaza donde se realice la comisión.</text:span></text:p>
        <text:p text:style-name="P4"/>
        <text:p text:style-name="P6"><text:span text:style-name="T2">Artículo 307.- Quedando siempre obligado a las resultas de las gestiones ya practicadas, el comitente podrá en cualquier tiempo revocar la comisión conferida al comisionista. </text:span></text:p>
        <text:p text:style-name="P6"><text:span text:style-name="T2">La revocación intimada únicamente al comisionista, no puede ser opuesta a terceros contratantes que no la conociesen, salvo el derecho del comitente contra el comisionista.</text:span></text:p>
        <text:p text:style-name="P4"/>
        <text:p text:style-name="P6"><text:span text:style-name="T2">Artículo 332.- Se estima mercantil el depósito si las cosas depositadas son objeto de comercio, o si se hace a consecuencia de una operación mercantil.</text:span></text:p>
        <text:p text:style-name="P4"/>
        <text:p text:style-name="P6"><text:span text:style-name="T2">Artículo 333.- Salvo pacto en contrario, el depositario tiene derecho á exigir retribución por el depósito, la cual se arreglará a los términos del contrato, y en su defecto, a los usos de la plaza en que se constituyó el depósito.</text:span></text:p>
        <text:p text:style-name="P4"/>
        <text:p text:style-name="P6"><text:span text:style-name="T2">Artículo 334.- El depósito queda constituido mediante la entrega al depositario de la cosa que constituye su objeto.</text:span></text:p>
        <text:p text:style-name="P4"/>
        <text:p text:style-name="P6"><text:span text:style-name="T2">Artículo 335.- El depositario está obligado a conservar la cosa, objeto del depósito, según la reciba, y a devolverla con los documentos, si los tuviere, cuando el depositario se la pida. </text:span></text:p>
        <text:p text:style-name="P6"><text:span text:style-name="T2">En la conservación del depósito responderá el depositario de los menoscabos, daños y perjuicios que las cosas depositadas sufrieren por su malicia o negligencia. </text:span></text:p>
        <text:p text:style-name="P4"/>
        <text:p text:style-name="P6"><text:span text:style-name="T2">Artículo 336.- Cuando los depósitos sean de numerario, con especificación de las monedas que los constituyan, o cuando se entreguen cerrados y sellados, los aumentos o bajas que su valor experimente serán de cuenta del depositante. </text:span></text:p>
        <text:p text:style-name="P6"><text:span text:style-name="T2">Los riesgos de dichos depósitos corren a cargo del depositario, siendo de su cuenta los daños que sufran, si no prueba que ocurrieron por fuerza mayor o caso fortuito insuperable. </text:span></text:p>
        <text:p text:style-name="P6"><text:span text:style-name="T2">Cuando los depósitos en numerario se constituyan sin especificación de moneda, o sin cerrar o sellar, el depositario responderá de su conservación y riesgos, en los términos establecidos por el artículo anterior.</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rial Narrow" fo:font-family="'Arial Narrow'" style:font-family-generic="roman" style:font-pitch="variable" fo:font-size="8pt" style:font-size-asian="8pt" style:font-name-complex="Calibri1" style:font-family-complex="Calibri" style:font-family-generic-complex="system" style:font-pitch-complex="variable" style:font-size-complex="8pt"/>
    </style:style>
    <style:style style:name="ListLabel_20_2" style:display-name="ListLabel 2" style:family="text">
      <style:text-properties style:font-name="Arial Narrow" fo:font-family="'Arial Narrow'" style:font-family-generic="roman" style:font-pitch="variable"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898in" fo:margin-bottom="0.49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Admin</dc:creator>
    <meta:editing-cycles>7</meta:editing-cycles>
    <meta:creation-date>2020-03-20T18:58:00</meta:creation-date>
    <dc:date>2020-03-20T20:04:00</dc:date>
    <meta:editing-duration>PT30M</meta:editing-duration>
    <meta:generator>LibreOffice/6.0.7.3$Linux_X86_64 LibreOffice_project/00m0$Build-3</meta:generator>
    <meta:document-statistic meta:table-count="0" meta:image-count="0" meta:object-count="0" meta:page-count="4" meta:paragraph-count="164" meta:word-count="5336" meta:character-count="33138" meta:non-whitespace-character-count="279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